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RepeatableAnnotationTests.streamRepeatableAnnotations_MergedAnnotationsA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leRepeatableAnnotationsTests.getMergedRepeatableAnnotationsWithExplicitContainer_AnnotatedElemen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RepeatableAnnotationsTests.findMergedRepeatableAnnotationsWithExplicitContainer_AnnotatedElemen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RepeatableAnnotationsTests.getMergedRepeatableAnnotationsWithStandardRepeatables_AnnotatedElemen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RepeatableAnnotationsTests.streamRepeatableAnnotationsWithExplicitRepeatables_MergedAnnotationsA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leRepeatableAnnotationsTests.getRepeatableAnnotations_Annotatio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RepeatableAnnotationTests.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ltipleRepeatableAnnotationsTests.streamRepeatableAnnotationsWithStandardRepeatables_MergedAnnotationsA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leRepeatableAnnotationsTests.findMergedRepeatableAnnotationsWithStandardRepeatables_AnnotatedElemen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leRepeatableAnnotationsTests.annotat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ngleRepeatableAnnotationTests.getRepeatableAnnotations_Annotatio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RepeatableAnnotationTests.getMergedRepeatableAnnotationsWithExplicitContainer_AnnotatedElemen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RepeatableAnnotationTests.findMergedRepeatableAnnotations_AnnotatedElemen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RepeatableAnnotationTests.getMergedRepeatableAnnotationsWithStandardRepeatables_AnnotatedElemen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